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1" table:number-columns-repeated="5" table:default-cell-style-name="ce15"/>
        <table:table-column table:style-name="co4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44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1636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ce16" table:number-columns-repeated="16125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7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7"/>
        </table:table-row>
        <table:table-row table:style-name="ro1" table:number-rows-repeated="1047643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886:Feuille1.C90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 style:data-style-name="N2" text:time-value="13:03:12.92613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7-26T13:03:24.430959500</dc:date>
    <meta:editing-cycles>204</meta:editing-cycles>
    <meta:editing-duration>P8DT15H28M26S</meta:editing-duration>
    <meta:generator>LibreOffice/25.2.4.3$Windows_X86_64 LibreOffice_project/33e196637044ead23f5c3226cde09b47731f7e27</meta:generator>
    <meta:document-statistic meta:table-count="1" meta:cell-count="11242" meta:object-count="0"/>
  </office:meta>
</office:document-meta>
</file>